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Estados</text:p>
          </table:table-cell>
          <table:table-cell office:value-type="string" calcext:value-type="string">
            <text:p>LE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11000000" calcext:value-type="float">
            <text:p>11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float" office:value="11110000" calcext:value-type="float">
            <text:p>111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office:value-type="float" office:value="11110000" calcext:value-type="float">
            <text:p>111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</text:p>
          </table:table-cell>
          <table:table-cell office:value-type="float" office:value="11111100" calcext:value-type="float">
            <text:p>11111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</text:p>
          </table:table-cell>
          <table:table-cell office:value-type="float" office:value="11111100" calcext:value-type="float">
            <text:p>11111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6</text:p>
          </table:table-cell>
          <table:table-cell office:value-type="float" office:value="11111111" calcext:value-type="float">
            <text:p>1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</text:p>
          </table:table-cell>
          <table:table-cell office:value-type="float" office:value="11111111" calcext:value-type="float">
            <text:p>1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8</text:p>
          </table:table-cell>
          <table:table-cell office:value-type="float" office:value="11111111" calcext:value-type="float">
            <text:p>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32:35.213273090</meta:creation-date>
    <dc:date>2020-07-02T15:34:17.058109619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